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Επικεφαλίδα1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style:text-position="super 65.6%"/>
    </style:style>
    <style:style style:name="P3" style:parent-style-name="Βασικό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4" style:parent-style-name="Βασικό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5" style:parent-style-name="Βασικό" style:family="paragraph">
      <style:paragraph-properties fo:text-align="justify"/>
      <style:text-properties fo:font-size="12pt" style:font-size-asian="12pt" style:font-size-complex="12pt"/>
    </style:style>
    <style:style style:name="P6" style:parent-style-name="Παράγραφοςλίστας" style:family="paragraph">
      <style:paragraph-properties fo:text-align="justify"/>
    </style:style>
    <style:style style:name="T7" style:parent-style-name="Προεπιλεγμένηγραμματοσειρά" style:family="text">
      <style:text-properties fo:font-size="12pt" style:font-size-asian="12pt" style:font-size-complex="12pt"/>
    </style:style>
    <style:style style:name="T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" style:parent-style-name="Προεπιλεγμένηγραμματοσειρά" style:family="text">
      <style:text-properties fo:font-size="12pt" style:font-size-asian="12pt" style:font-size-complex="12pt"/>
    </style:style>
    <style:style style:name="T1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1" style:parent-style-name="Προεπιλεγμένηγραμματοσειρά" style:family="text">
      <style:text-properties fo:font-size="12pt" style:font-size-asian="12pt" style:font-size-complex="12pt"/>
    </style:style>
    <style:style style:name="T1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3" style:parent-style-name="Προεπιλεγμένηγραμματοσειρά" style:family="text">
      <style:text-properties fo:font-size="12pt" style:font-size-asian="12pt" style:font-size-complex="12pt"/>
    </style:style>
    <style:style style:name="T1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5" style:parent-style-name="Προεπιλεγμένηγραμματοσειρά" style:family="text">
      <style:text-properties fo:font-size="12pt" style:font-size-asian="12pt" style:font-size-complex="12pt"/>
    </style:style>
    <style:style style:name="T1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" style:parent-style-name="Προεπιλεγμένηγραμματοσειρά" style:family="text">
      <style:text-properties fo:font-size="12pt" style:font-size-asian="12pt" style:font-size-complex="12pt"/>
    </style:style>
    <style:style style:name="T1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" style:parent-style-name="Προεπιλεγμένηγραμματοσειρά" style:family="text">
      <style:text-properties fo:font-size="12pt" style:font-size-asian="12pt" style:font-size-complex="12pt"/>
    </style:style>
    <style:style style:name="T2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" style:parent-style-name="Προεπιλεγμένηγραμματοσειρά" style:family="text">
      <style:text-properties fo:font-size="12pt" style:font-size-asian="12pt" style:font-size-complex="12pt"/>
    </style:style>
    <style:style style:name="T2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" style:parent-style-name="Προεπιλεγμένηγραμματοσειρά" style:family="text">
      <style:text-properties fo:font-size="12pt" style:font-size-asian="12pt" style:font-size-complex="12pt"/>
    </style:style>
    <style:style style:name="T2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" style:parent-style-name="Προεπιλεγμένηγραμματοσειρά" style:family="text">
      <style:text-properties fo:font-size="12pt" style:font-size-asian="12pt" style:font-size-complex="12pt"/>
    </style:style>
    <style:style style:name="T2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Προεπιλεγμένηγραμματοσειρά" style:family="text">
      <style:text-properties fo:font-size="12pt" style:font-size-asian="12pt" style:font-size-complex="12pt"/>
    </style:style>
    <style:style style:name="P28" style:parent-style-name="Παράγραφοςλίστας" style:family="paragraph">
      <style:paragraph-properties fo:text-align="justify"/>
    </style:style>
    <style:style style:name="T29" style:parent-style-name="Προεπιλεγμένηγραμματοσειρά" style:family="text">
      <style:text-properties fo:font-size="12pt" style:font-size-asian="12pt" style:font-size-complex="12pt"/>
    </style:style>
    <style:style style:name="T3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1" style:parent-style-name="Προεπιλεγμένηγραμματοσειρά" style:family="text">
      <style:text-properties fo:font-size="12pt" style:font-size-asian="12pt" style:font-size-complex="12pt"/>
    </style:style>
    <style:style style:name="T3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3" style:parent-style-name="Προεπιλεγμένηγραμματοσειρά" style:family="text">
      <style:text-properties fo:font-size="12pt" style:font-size-asian="12pt" style:font-size-complex="12pt"/>
    </style:style>
    <style:style style:name="T3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5" style:parent-style-name="Προεπιλεγμένηγραμματοσειρά" style:family="text">
      <style:text-properties fo:font-size="12pt" style:font-size-asian="12pt" style:font-size-complex="12pt"/>
    </style:style>
    <style:style style:name="T3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7" style:parent-style-name="Προεπιλεγμένηγραμματοσειρά" style:family="text">
      <style:text-properties fo:font-size="12pt" style:font-size-asian="12pt" style:font-size-complex="12pt"/>
    </style:style>
    <style:style style:name="T3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39" style:parent-style-name="Προεπιλεγμένηγραμματοσειρά" style:family="text">
      <style:text-properties fo:font-size="12pt" style:font-size-asian="12pt" style:font-size-complex="12pt"/>
    </style:style>
    <style:style style:name="T4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1" style:parent-style-name="Προεπιλεγμένηγραμματοσειρά" style:family="text">
      <style:text-properties fo:font-size="12pt" style:font-size-asian="12pt" style:font-size-complex="12pt"/>
    </style:style>
    <style:style style:name="T4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3" style:parent-style-name="Προεπιλεγμένηγραμματοσειρά" style:family="text">
      <style:text-properties fo:font-size="12pt" style:font-size-asian="12pt" style:font-size-complex="12pt"/>
    </style:style>
    <style:style style:name="T4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5" style:parent-style-name="Προεπιλεγμένηγραμματοσειρά" style:family="text">
      <style:text-properties fo:font-size="12pt" style:font-size-asian="12pt" style:font-size-complex="12pt"/>
    </style:style>
    <style:style style:name="T4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7" style:parent-style-name="Προεπιλεγμένηγραμματοσειρά" style:family="text">
      <style:text-properties fo:font-size="12pt" style:font-size-asian="12pt" style:font-size-complex="12pt"/>
    </style:style>
    <style:style style:name="T4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49" style:parent-style-name="Προεπιλεγμένηγραμματοσειρά" style:family="text">
      <style:text-properties fo:font-size="12pt" style:font-size-asian="12pt" style:font-size-complex="12pt"/>
    </style:style>
    <style:style style:name="T5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1" style:parent-style-name="Προεπιλεγμένηγραμματοσειρά" style:family="text">
      <style:text-properties fo:font-size="12pt" style:font-size-asian="12pt" style:font-size-complex="12pt"/>
    </style:style>
    <style:style style:name="T5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3" style:parent-style-name="Προεπιλεγμένηγραμματοσειρά" style:family="text">
      <style:text-properties fo:font-size="12pt" style:font-size-asian="12pt" style:font-size-complex="12pt"/>
    </style:style>
    <style:style style:name="P54" style:parent-style-name="Παράγραφοςλίστας" style:family="paragraph">
      <style:paragraph-properties fo:text-align="justify"/>
    </style:style>
    <style:style style:name="T55" style:parent-style-name="Προεπιλεγμένηγραμματοσειρά" style:family="text">
      <style:text-properties fo:font-size="12pt" style:font-size-asian="12pt" style:font-size-complex="12pt"/>
    </style:style>
    <style:style style:name="T5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7" style:parent-style-name="Προεπιλεγμένηγραμματοσειρά" style:family="text">
      <style:text-properties fo:font-size="12pt" style:font-size-asian="12pt" style:font-size-complex="12pt"/>
    </style:style>
    <style:style style:name="T5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59" style:parent-style-name="Προεπιλεγμένηγραμματοσειρά" style:family="text">
      <style:text-properties fo:font-size="12pt" style:font-size-asian="12pt" style:font-size-complex="12pt"/>
    </style:style>
    <style:style style:name="T6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1" style:parent-style-name="Προεπιλεγμένηγραμματοσειρά" style:family="text">
      <style:text-properties fo:font-size="12pt" style:font-size-asian="12pt" style:font-size-complex="12pt"/>
    </style:style>
    <style:style style:name="T6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3" style:parent-style-name="Προεπιλεγμένηγραμματοσειρά" style:family="text">
      <style:text-properties fo:font-size="12pt" style:font-size-asian="12pt" style:font-size-complex="12pt"/>
    </style:style>
    <style:style style:name="T6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5" style:parent-style-name="Προεπιλεγμένηγραμματοσειρά" style:family="text">
      <style:text-properties fo:font-size="12pt" style:font-size-asian="12pt" style:font-size-complex="12pt"/>
    </style:style>
    <style:style style:name="T6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7" style:parent-style-name="Προεπιλεγμένηγραμματοσειρά" style:family="text">
      <style:text-properties fo:font-size="12pt" style:font-size-asian="12pt" style:font-size-complex="12pt"/>
    </style:style>
    <style:style style:name="T6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69" style:parent-style-name="Προεπιλεγμένηγραμματοσειρά" style:family="text">
      <style:text-properties fo:font-size="12pt" style:font-size-asian="12pt" style:font-size-complex="12pt"/>
    </style:style>
    <style:style style:name="P70" style:parent-style-name="Παράγραφοςλίστας" style:family="paragraph">
      <style:paragraph-properties fo:text-align="justify"/>
    </style:style>
    <style:style style:name="T71" style:parent-style-name="Προεπιλεγμένηγραμματοσειρά" style:family="text">
      <style:text-properties fo:font-size="12pt" style:font-size-asian="12pt" style:font-size-complex="12pt"/>
    </style:style>
    <style:style style:name="T7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3" style:parent-style-name="Προεπιλεγμένηγραμματοσειρά" style:family="text">
      <style:text-properties fo:font-size="12pt" style:font-size-asian="12pt" style:font-size-complex="12pt"/>
    </style:style>
    <style:style style:name="T7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5" style:parent-style-name="Προεπιλεγμένηγραμματοσειρά" style:family="text">
      <style:text-properties fo:font-size="12pt" style:font-size-asian="12pt" style:font-size-complex="12pt"/>
    </style:style>
    <style:style style:name="T7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7" style:parent-style-name="Προεπιλεγμένηγραμματοσειρά" style:family="text">
      <style:text-properties fo:font-size="12pt" style:font-size-asian="12pt" style:font-size-complex="12pt"/>
    </style:style>
    <style:style style:name="T7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79" style:parent-style-name="Προεπιλεγμένηγραμματοσειρά" style:family="text">
      <style:text-properties fo:font-size="12pt" style:font-size-asian="12pt" style:font-size-complex="12pt"/>
    </style:style>
    <style:style style:name="T8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1" style:parent-style-name="Προεπιλεγμένηγραμματοσειρά" style:family="text">
      <style:text-properties fo:font-size="12pt" style:font-size-asian="12pt" style:font-size-complex="12pt"/>
    </style:style>
    <style:style style:name="T8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3" style:parent-style-name="Προεπιλεγμένηγραμματοσειρά" style:family="text">
      <style:text-properties fo:font-size="12pt" style:font-size-asian="12pt" style:font-size-complex="12pt"/>
    </style:style>
    <style:style style:name="T8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5" style:parent-style-name="Προεπιλεγμένηγραμματοσειρά" style:family="text">
      <style:text-properties fo:font-size="12pt" style:font-size-asian="12pt" style:font-size-complex="12pt"/>
    </style:style>
    <style:style style:name="T8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7" style:parent-style-name="Προεπιλεγμένηγραμματοσειρά" style:family="text">
      <style:text-properties fo:font-size="12pt" style:font-size-asian="12pt" style:font-size-complex="12pt"/>
    </style:style>
    <style:style style:name="T8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89" style:parent-style-name="Προεπιλεγμένηγραμματοσειρά" style:family="text">
      <style:text-properties fo:font-size="12pt" style:font-size-asian="12pt" style:font-size-complex="12pt"/>
    </style:style>
    <style:style style:name="T9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1" style:parent-style-name="Προεπιλεγμένηγραμματοσειρά" style:family="text">
      <style:text-properties fo:font-size="12pt" style:font-size-asian="12pt" style:font-size-complex="12pt"/>
    </style:style>
    <style:style style:name="T9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3" style:parent-style-name="Προεπιλεγμένηγραμματοσειρά" style:family="text">
      <style:text-properties fo:font-size="12pt" style:font-size-asian="12pt" style:font-size-complex="12pt"/>
    </style:style>
    <style:style style:name="T9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5" style:parent-style-name="Προεπιλεγμένηγραμματοσειρά" style:family="text">
      <style:text-properties fo:font-size="12pt" style:font-size-asian="12pt" style:font-size-complex="12pt"/>
    </style:style>
    <style:style style:name="T9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7" style:parent-style-name="Προεπιλεγμένηγραμματοσειρά" style:family="text">
      <style:text-properties fo:font-size="12pt" style:font-size-asian="12pt" style:font-size-complex="12pt"/>
    </style:style>
    <style:style style:name="T9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99" style:parent-style-name="Προεπιλεγμένηγραμματοσειρά" style:family="text">
      <style:text-properties fo:font-size="12pt" style:font-size-asian="12pt" style:font-size-complex="12pt"/>
    </style:style>
    <style:style style:name="T10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1" style:parent-style-name="Προεπιλεγμένηγραμματοσειρά" style:family="text">
      <style:text-properties fo:font-size="12pt" style:font-size-asian="12pt" style:font-size-complex="12pt"/>
    </style:style>
    <style:style style:name="T10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3" style:parent-style-name="Προεπιλεγμένηγραμματοσειρά" style:family="text">
      <style:text-properties fo:font-size="12pt" style:font-size-asian="12pt" style:font-size-complex="12pt"/>
    </style:style>
    <style:style style:name="P104" style:parent-style-name="Παράγραφοςλίστας" style:family="paragraph">
      <style:paragraph-properties fo:text-align="justify"/>
    </style:style>
    <style:style style:name="T105" style:parent-style-name="Προεπιλεγμένηγραμματοσειρά" style:family="text">
      <style:text-properties fo:font-size="12pt" style:font-size-asian="12pt" style:font-size-complex="12pt"/>
    </style:style>
    <style:style style:name="T10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07" style:parent-style-name="Προεπιλεγμένηγραμματοσειρά" style:family="text">
      <style:text-properties fo:font-size="12pt" style:font-size-asian="12pt" style:font-size-complex="12pt"/>
    </style:style>
    <style:style style:name="T108" style:parent-style-name="Αριθμόςσελίδας" style:family="text">
      <style:text-properties fo:font-size="12pt" style:font-size-asian="12pt" style:font-size-complex="12pt" fo:language="en" fo:country="US"/>
    </style:style>
    <style:style style:name="T109" style:parent-style-name="Αριθμόςσελίδας" style:family="text">
      <style:text-properties fo:font-size="12pt" style:font-size-asian="12pt" style:font-size-complex="12pt"/>
    </style:style>
    <style:style style:name="T110" style:parent-style-name="Αριθμόςσελίδας" style:family="text">
      <style:text-properties fo:font-size="12pt" style:font-size-asian="12pt" style:font-size-complex="12pt" fo:language="en" fo:country="US"/>
    </style:style>
    <style:style style:name="T111" style:parent-style-name="Αριθμόςσελίδας" style:family="text">
      <style:text-properties fo:font-size="12pt" style:font-size-asian="12pt" style:font-size-complex="12pt"/>
    </style:style>
    <style:style style:name="T112" style:parent-style-name="Αριθμόςσελίδας" style:family="text">
      <style:text-properties fo:font-size="12pt" style:font-size-asian="12pt" style:font-size-complex="12pt" fo:language="en" fo:country="US"/>
    </style:style>
    <style:style style:name="T113" style:parent-style-name="Αριθμόςσελίδας" style:family="text">
      <style:text-properties fo:font-size="12pt" style:font-size-asian="12pt" style:font-size-complex="12pt"/>
    </style:style>
    <style:style style:name="T114" style:parent-style-name="Αριθμόςσελίδας" style:family="text">
      <style:text-properties fo:font-size="12pt" style:font-size-asian="12pt" style:font-size-complex="12pt" fo:language="en" fo:country="US"/>
    </style:style>
    <style:style style:name="T115" style:parent-style-name="Αριθμόςσελίδας" style:family="text">
      <style:text-properties fo:font-size="12pt" style:font-size-asian="12pt" style:font-size-complex="12pt"/>
    </style:style>
    <style:style style:name="T116" style:parent-style-name="Αριθμόςσελίδας" style:family="text">
      <style:text-properties fo:font-size="12pt" style:font-size-asian="12pt" style:font-size-complex="12pt" fo:language="en" fo:country="US"/>
    </style:style>
    <style:style style:name="T117" style:parent-style-name="Αριθμόςσελίδας" style:family="text">
      <style:text-properties fo:font-size="12pt" style:font-size-asian="12pt" style:font-size-complex="12pt"/>
    </style:style>
    <style:style style:name="T118" style:parent-style-name="Αριθμόςσελίδας" style:family="text">
      <style:text-properties fo:font-size="12pt" style:font-size-asian="12pt" style:font-size-complex="12pt" fo:language="en" fo:country="US"/>
    </style:style>
    <style:style style:name="T119" style:parent-style-name="Αριθμόςσελίδας" style:family="text">
      <style:text-properties fo:font-size="12pt" style:font-size-asian="12pt" style:font-size-complex="12pt"/>
    </style:style>
    <style:style style:name="T120" style:parent-style-name="Αριθμόςσελίδας" style:family="text">
      <style:text-properties fo:font-size="12pt" style:font-size-asian="12pt" style:font-size-complex="12pt" fo:language="en" fo:country="US"/>
    </style:style>
    <style:style style:name="T121" style:parent-style-name="Αριθμόςσελίδας" style:family="text">
      <style:text-properties fo:font-size="12pt" style:font-size-asian="12pt" style:font-size-complex="12pt"/>
    </style:style>
    <style:style style:name="T122" style:parent-style-name="Αριθμόςσελίδας" style:family="text">
      <style:text-properties fo:font-size="12pt" style:font-size-asian="12pt" style:font-size-complex="12pt" fo:language="en" fo:country="US"/>
    </style:style>
    <style:style style:name="T123" style:parent-style-name="Αριθμόςσελίδας" style:family="text">
      <style:text-properties fo:font-size="12pt" style:font-size-asian="12pt" style:font-size-complex="12pt"/>
    </style:style>
    <style:style style:name="T124" style:parent-style-name="Αριθμόςσελίδας" style:family="text">
      <style:text-properties fo:font-size="12pt" style:font-size-asian="12pt" style:font-size-complex="12pt" fo:language="en" fo:country="US"/>
    </style:style>
    <style:style style:name="T125" style:parent-style-name="Αριθμόςσελίδας" style:family="text">
      <style:text-properties fo:font-size="12pt" style:font-size-asian="12pt" style:font-size-complex="12pt"/>
    </style:style>
    <style:style style:name="T126" style:parent-style-name="Αριθμόςσελίδας" style:family="text">
      <style:text-properties fo:font-size="12pt" style:font-size-asian="12pt" style:font-size-complex="12pt" fo:language="en" fo:country="US"/>
    </style:style>
    <style:style style:name="T127" style:parent-style-name="Αριθμόςσελίδας" style:family="text">
      <style:text-properties fo:font-size="12pt" style:font-size-asian="12pt" style:font-size-complex="12pt"/>
    </style:style>
    <style:style style:name="T128" style:parent-style-name="Αριθμόςσελίδας" style:family="text">
      <style:text-properties fo:font-size="12pt" style:font-size-asian="12pt" style:font-size-complex="12pt" fo:language="en" fo:country="US"/>
    </style:style>
    <style:style style:name="T129" style:parent-style-name="Αριθμόςσελίδας" style:family="text">
      <style:text-properties fo:font-size="12pt" style:font-size-asian="12pt" style:font-size-complex="12pt"/>
    </style:style>
    <style:style style:name="T130" style:parent-style-name="Αριθμόςσελίδας" style:family="text">
      <style:text-properties fo:font-size="12pt" style:font-size-asian="12pt" style:font-size-complex="12pt" fo:language="en" fo:country="US"/>
    </style:style>
    <style:style style:name="T131" style:parent-style-name="Αριθμόςσελίδας" style:family="text">
      <style:text-properties fo:font-size="12pt" style:font-size-asian="12pt" style:font-size-complex="12pt"/>
    </style:style>
    <style:style style:name="T132" style:parent-style-name="Αριθμόςσελίδας" style:family="text">
      <style:text-properties fo:font-size="12pt" style:font-size-asian="12pt" style:font-size-complex="12pt" fo:language="en" fo:country="US"/>
    </style:style>
    <style:style style:name="T133" style:parent-style-name="Αριθμόςσελίδας" style:family="text">
      <style:text-properties fo:font-size="12pt" style:font-size-asian="12pt" style:font-size-complex="12pt"/>
    </style:style>
    <style:style style:name="T134" style:parent-style-name="Αριθμόςσελίδας" style:family="text">
      <style:text-properties fo:font-size="12pt" style:font-size-asian="12pt" style:font-size-complex="12pt" fo:language="en" fo:country="US"/>
    </style:style>
    <style:style style:name="T135" style:parent-style-name="Αριθμόςσελίδας" style:family="text">
      <style:text-properties fo:font-size="12pt" style:font-size-asian="12pt" style:font-size-complex="12pt"/>
    </style:style>
    <style:style style:name="T136" style:parent-style-name="Αριθμόςσελίδας" style:family="text">
      <style:text-properties fo:font-size="12pt" style:font-size-asian="12pt" style:font-size-complex="12pt" fo:language="en" fo:country="US"/>
    </style:style>
    <style:style style:name="T137" style:parent-style-name="Αριθμόςσελίδας" style:family="text">
      <style:text-properties fo:font-size="12pt" style:font-size-asian="12pt" style:font-size-complex="12pt"/>
    </style:style>
    <style:style style:name="T138" style:parent-style-name="Αριθμόςσελίδας" style:family="text">
      <style:text-properties fo:font-size="12pt" style:font-size-asian="12pt" style:font-size-complex="12pt" fo:language="en" fo:country="US"/>
    </style:style>
    <style:style style:name="T139" style:parent-style-name="Αριθμόςσελίδας" style:family="text">
      <style:text-properties fo:font-size="12pt" style:font-size-asian="12pt" style:font-size-complex="12pt"/>
    </style:style>
    <style:style style:name="T140" style:parent-style-name="Αριθμόςσελίδας" style:family="text">
      <style:text-properties fo:font-size="12pt" style:font-size-asian="12pt" style:font-size-complex="12pt" fo:language="en" fo:country="US"/>
    </style:style>
    <style:style style:name="T141" style:parent-style-name="Αριθμόςσελίδας" style:family="text">
      <style:text-properties fo:font-size="12pt" style:font-size-asian="12pt" style:font-size-complex="12pt"/>
    </style:style>
    <style:style style:name="T142" style:parent-style-name="Αριθμόςσελίδας" style:family="text">
      <style:text-properties fo:font-size="12pt" style:font-size-asian="12pt" style:font-size-complex="12pt" fo:language="en" fo:country="US"/>
    </style:style>
    <style:style style:name="T143" style:parent-style-name="Αριθμόςσελίδας" style:family="text">
      <style:text-properties fo:font-size="12pt" style:font-size-asian="12pt" style:font-size-complex="12pt"/>
    </style:style>
    <style:style style:name="T144" style:parent-style-name="Αριθμόςσελίδας" style:family="text">
      <style:text-properties fo:font-size="12pt" style:font-size-asian="12pt" style:font-size-complex="12pt" fo:language="en" fo:country="US"/>
    </style:style>
    <style:style style:name="T145" style:parent-style-name="Αριθμόςσελίδας" style:family="text">
      <style:text-properties fo:font-size="12pt" style:font-size-asian="12pt" style:font-size-complex="12pt"/>
    </style:style>
    <style:style style:name="P146" style:parent-style-name="Παράγραφοςλίστας" style:family="paragraph">
      <style:paragraph-properties fo:text-align="justify"/>
    </style:style>
    <style:style style:name="T147" style:parent-style-name="Αριθμόςσελίδας" style:family="text">
      <style:text-properties fo:font-size="12pt" style:font-size-asian="12pt" style:font-size-complex="12pt"/>
    </style:style>
    <style:style style:name="T148" style:parent-style-name="Αριθμόςσελίδας" style:family="text">
      <style:text-properties fo:font-size="12pt" style:font-size-asian="12pt" style:font-size-complex="12pt" fo:language="en" fo:country="US"/>
    </style:style>
    <style:style style:name="T149" style:parent-style-name="Αριθμόςσελίδας" style:family="text">
      <style:text-properties fo:font-size="12pt" style:font-size-asian="12pt" style:font-size-complex="12pt"/>
    </style:style>
    <style:style style:name="T150" style:parent-style-name="Αριθμόςσελίδας" style:family="text">
      <style:text-properties fo:font-size="12pt" style:font-size-asian="12pt" style:font-size-complex="12pt" fo:language="en" fo:country="US"/>
    </style:style>
    <style:style style:name="T151" style:parent-style-name="Αριθμόςσελίδας" style:family="text">
      <style:text-properties fo:font-size="12pt" style:font-size-asian="12pt" style:font-size-complex="12pt"/>
    </style:style>
    <style:style style:name="T152" style:parent-style-name="Αριθμόςσελίδας" style:family="text">
      <style:text-properties fo:font-size="12pt" style:font-size-asian="12pt" style:font-size-complex="12pt" fo:language="en" fo:country="US"/>
    </style:style>
    <style:style style:name="T153" style:parent-style-name="Αριθμόςσελίδας" style:family="text">
      <style:text-properties fo:font-size="12pt" style:font-size-asian="12pt" style:font-size-complex="12pt"/>
    </style:style>
    <style:style style:name="T154" style:parent-style-name="Αριθμόςσελίδας" style:family="text">
      <style:text-properties fo:font-size="12pt" style:font-size-asian="12pt" style:font-size-complex="12pt" fo:language="en" fo:country="US"/>
    </style:style>
    <style:style style:name="T155" style:parent-style-name="Αριθμόςσελίδας" style:family="text">
      <style:text-properties fo:font-size="12pt" style:font-size-asian="12pt" style:font-size-complex="12pt"/>
    </style:style>
    <style:style style:name="T156" style:parent-style-name="Αριθμόςσελίδας" style:family="text">
      <style:text-properties fo:font-size="12pt" style:font-size-asian="12pt" style:font-size-complex="12pt" fo:language="en" fo:country="US"/>
    </style:style>
    <style:style style:name="T157" style:parent-style-name="Αριθμόςσελίδας" style:family="text">
      <style:text-properties fo:font-size="12pt" style:font-size-asian="12pt" style:font-size-complex="12pt"/>
    </style:style>
    <style:style style:name="T158" style:parent-style-name="Αριθμόςσελίδας" style:family="text">
      <style:text-properties fo:font-size="12pt" style:font-size-asian="12pt" style:font-size-complex="12pt" fo:language="en" fo:country="US"/>
    </style:style>
    <style:style style:name="T159" style:parent-style-name="Αριθμόςσελίδας" style:family="text">
      <style:text-properties fo:font-size="12pt" style:font-size-asian="12pt" style:font-size-complex="12pt"/>
    </style:style>
    <style:style style:name="T160" style:parent-style-name="Αριθμόςσελίδας" style:family="text">
      <style:text-properties fo:font-size="12pt" style:font-size-asian="12pt" style:font-size-complex="12pt" fo:language="en" fo:country="US"/>
    </style:style>
    <style:style style:name="T161" style:parent-style-name="Αριθμόςσελίδας" style:family="text">
      <style:text-properties fo:font-size="12pt" style:font-size-asian="12pt" style:font-size-complex="12pt"/>
    </style:style>
    <style:style style:name="T162" style:parent-style-name="Αριθμόςσελίδας" style:family="text">
      <style:text-properties fo:font-size="12pt" style:font-size-asian="12pt" style:font-size-complex="12pt" fo:language="en" fo:country="US"/>
    </style:style>
    <style:style style:name="T163" style:parent-style-name="Αριθμόςσελίδας" style:family="text">
      <style:text-properties fo:font-size="12pt" style:font-size-asian="12pt" style:font-size-complex="12pt"/>
    </style:style>
    <style:style style:name="T164" style:parent-style-name="Αριθμόςσελίδας" style:family="text">
      <style:text-properties fo:font-size="12pt" style:font-size-asian="12pt" style:font-size-complex="12pt" fo:language="en" fo:country="US"/>
    </style:style>
    <style:style style:name="T165" style:parent-style-name="Αριθμόςσελίδας" style:family="text">
      <style:text-properties fo:font-size="12pt" style:font-size-asian="12pt" style:font-size-complex="12pt"/>
    </style:style>
    <style:style style:name="T166" style:parent-style-name="Αριθμόςσελίδας" style:family="text">
      <style:text-properties fo:font-size="12pt" style:font-size-asian="12pt" style:font-size-complex="12pt" fo:language="en" fo:country="US"/>
    </style:style>
    <style:style style:name="T167" style:parent-style-name="Αριθμόςσελίδας" style:family="text">
      <style:text-properties fo:font-size="12pt" style:font-size-asian="12pt" style:font-size-complex="12pt"/>
    </style:style>
    <style:style style:name="T168" style:parent-style-name="Προεπιλεγμένηγραμματοσειρά" style:family="text">
      <style:text-properties fo:font-size="12pt" style:font-size-asian="12pt" style:font-size-complex="12pt"/>
    </style:style>
    <style:style style:name="T16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0" style:parent-style-name="Προεπιλεγμένηγραμματοσειρά" style:family="text">
      <style:text-properties fo:font-size="12pt" style:font-size-asian="12pt" style:font-size-complex="12pt"/>
    </style:style>
    <style:style style:name="T17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2" style:parent-style-name="Προεπιλεγμένηγραμματοσειρά" style:family="text">
      <style:text-properties fo:font-size="12pt" style:font-size-asian="12pt" style:font-size-complex="12pt"/>
    </style:style>
    <style:style style:name="T173" style:parent-style-name="Προεπιλεγμένηγραμματοσειρά" style:family="text">
      <style:text-properties fo:font-size="12pt" style:font-size-asian="12pt" style:font-size-complex="12pt"/>
    </style:style>
    <style:style style:name="T17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5" style:parent-style-name="Προεπιλεγμένηγραμματοσειρά" style:family="text">
      <style:text-properties fo:font-size="12pt" style:font-size-asian="12pt" style:font-size-complex="12pt"/>
    </style:style>
    <style:style style:name="T17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7" style:parent-style-name="Προεπιλεγμένηγραμματοσειρά" style:family="text">
      <style:text-properties fo:font-size="12pt" style:font-size-asian="12pt" style:font-size-complex="12pt"/>
    </style:style>
    <style:style style:name="T17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79" style:parent-style-name="Προεπιλεγμένηγραμματοσειρά" style:family="text">
      <style:text-properties fo:font-size="12pt" style:font-size-asian="12pt" style:font-size-complex="12pt"/>
    </style:style>
    <style:style style:name="T18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1" style:parent-style-name="Προεπιλεγμένηγραμματοσειρά" style:family="text">
      <style:text-properties fo:font-size="12pt" style:font-size-asian="12pt" style:font-size-complex="12pt"/>
    </style:style>
    <style:style style:name="T18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3" style:parent-style-name="Προεπιλεγμένηγραμματοσειρά" style:family="text">
      <style:text-properties fo:font-size="12pt" style:font-size-asian="12pt" style:font-size-complex="12pt"/>
    </style:style>
    <style:style style:name="T18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5" style:parent-style-name="Προεπιλεγμένηγραμματοσειρά" style:family="text">
      <style:text-properties fo:font-size="12pt" style:font-size-asian="12pt" style:font-size-complex="12pt"/>
    </style:style>
    <style:style style:name="T18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7" style:parent-style-name="Προεπιλεγμένηγραμματοσειρά" style:family="text">
      <style:text-properties fo:font-size="12pt" style:font-size-asian="12pt" style:font-size-complex="12pt"/>
    </style:style>
    <style:style style:name="T18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89" style:parent-style-name="Προεπιλεγμένηγραμματοσειρά" style:family="text">
      <style:text-properties fo:font-size="12pt" style:font-size-asian="12pt" style:font-size-complex="12pt"/>
    </style:style>
    <style:style style:name="T19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1" style:parent-style-name="Προεπιλεγμένηγραμματοσειρά" style:family="text">
      <style:text-properties fo:font-size="12pt" style:font-size-asian="12pt" style:font-size-complex="12pt"/>
    </style:style>
    <style:style style:name="P192" style:parent-style-name="Παράγραφοςλίστας" style:family="paragraph">
      <style:paragraph-properties fo:text-align="justify"/>
    </style:style>
    <style:style style:name="T193" style:parent-style-name="Προεπιλεγμένηγραμματοσειρά" style:family="text">
      <style:text-properties fo:font-size="12pt" style:font-size-asian="12pt" style:font-size-complex="12pt"/>
    </style:style>
    <style:style style:name="T19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5" style:parent-style-name="Προεπιλεγμένηγραμματοσειρά" style:family="text">
      <style:text-properties fo:font-size="12pt" style:font-size-asian="12pt" style:font-size-complex="12pt"/>
    </style:style>
    <style:style style:name="T19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7" style:parent-style-name="Προεπιλεγμένηγραμματοσειρά" style:family="text">
      <style:text-properties fo:font-size="12pt" style:font-size-asian="12pt" style:font-size-complex="12pt"/>
    </style:style>
    <style:style style:name="T19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199" style:parent-style-name="Προεπιλεγμένηγραμματοσειρά" style:family="text">
      <style:text-properties fo:font-size="12pt" style:font-size-asian="12pt" style:font-size-complex="12pt"/>
    </style:style>
    <style:style style:name="P200" style:parent-style-name="Παράγραφοςλίστας" style:family="paragraph">
      <style:paragraph-properties fo:text-align="justify"/>
    </style:style>
    <style:style style:name="T201" style:parent-style-name="Προεπιλεγμένηγραμματοσειρά" style:family="text">
      <style:text-properties fo:font-size="12pt" style:font-size-asian="12pt" style:font-size-complex="12pt"/>
    </style:style>
    <style:style style:name="T20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3" style:parent-style-name="Προεπιλεγμένηγραμματοσειρά" style:family="text">
      <style:text-properties fo:font-size="12pt" style:font-size-asian="12pt" style:font-size-complex="12pt"/>
    </style:style>
    <style:style style:name="T20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5" style:parent-style-name="Προεπιλεγμένηγραμματοσειρά" style:family="text">
      <style:text-properties fo:font-size="12pt" style:font-size-asian="12pt" style:font-size-complex="12pt"/>
    </style:style>
    <style:style style:name="P206" style:parent-style-name="Βασικό" style:family="paragraph">
      <style:paragraph-properties fo:text-align="justify"/>
    </style:style>
    <style:style style:name="T207" style:parent-style-name="Προεπιλεγμένηγραμματοσειρά" style:family="text">
      <style:text-properties fo:font-size="12pt" style:font-size-asian="12pt" style:font-size-complex="12pt"/>
    </style:style>
    <style:style style:name="T20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09" style:parent-style-name="Προεπιλεγμένηγραμματοσειρά" style:family="text">
      <style:text-properties fo:font-size="12pt" style:font-size-asian="12pt" style:font-size-complex="12pt"/>
    </style:style>
    <style:style style:name="T21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1" style:parent-style-name="Προεπιλεγμένηγραμματοσειρά" style:family="text">
      <style:text-properties fo:font-size="12pt" style:font-size-asian="12pt" style:font-size-complex="12pt"/>
    </style:style>
    <style:style style:name="T21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3" style:parent-style-name="Προεπιλεγμένηγραμματοσειρά" style:family="text">
      <style:text-properties fo:font-size="12pt" style:font-size-asian="12pt" style:font-size-complex="12pt"/>
    </style:style>
    <style:style style:name="T214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5" style:parent-style-name="Προεπιλεγμένηγραμματοσειρά" style:family="text">
      <style:text-properties fo:font-size="12pt" style:font-size-asian="12pt" style:font-size-complex="12pt"/>
    </style:style>
    <style:style style:name="T216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7" style:parent-style-name="Προεπιλεγμένηγραμματοσειρά" style:family="text">
      <style:text-properties fo:font-size="12pt" style:font-size-asian="12pt" style:font-size-complex="12pt"/>
    </style:style>
    <style:style style:name="T218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19" style:parent-style-name="Προεπιλεγμένηγραμματοσειρά" style:family="text">
      <style:text-properties fo:font-size="12pt" style:font-size-asian="12pt" style:font-size-complex="12pt"/>
    </style:style>
    <style:style style:name="T220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1" style:parent-style-name="Προεπιλεγμένηγραμματοσειρά" style:family="text">
      <style:text-properties fo:font-size="12pt" style:font-size-asian="12pt" style:font-size-complex="12pt"/>
    </style:style>
    <style:style style:name="T222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3" style:parent-style-name="Προεπιλεγμένηγραμματοσειρά" style:family="text">
      <style:text-properties fo:font-size="12pt" style:font-size-asian="12pt" style:font-size-complex="12pt"/>
    </style:style>
    <style:style style:name="P224" style:parent-style-name="Βασικό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225" style:parent-style-name="Παράγραφοςλίστας" style:family="paragraph"/>
    <style:style style:name="T226" style:parent-style-name="Προεπιλεγμένηγραμματοσειρά" style:family="text">
      <style:text-properties fo:font-size="12pt" style:font-size-asian="12pt" style:font-size-complex="12pt"/>
    </style:style>
    <style:style style:name="T22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28" style:parent-style-name="Προεπιλεγμένηγραμματοσειρά" style:family="text">
      <style:text-properties fo:font-size="12pt" style:font-size-asian="12pt" style:font-size-complex="12pt"/>
    </style:style>
    <style:style style:name="T22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0" style:parent-style-name="Προεπιλεγμένηγραμματοσειρά" style:family="text">
      <style:text-properties fo:font-size="12pt" style:font-size-asian="12pt" style:font-size-complex="12pt"/>
    </style:style>
    <style:style style:name="T23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2" style:parent-style-name="Προεπιλεγμένηγραμματοσειρά" style:family="text">
      <style:text-properties fo:font-size="12pt" style:font-size-asian="12pt" style:font-size-complex="12pt"/>
    </style:style>
    <style:style style:name="P233" style:parent-style-name="Παράγραφοςλίστας" style:family="paragraph"/>
    <style:style style:name="T234" style:parent-style-name="Προεπιλεγμένηγραμματοσειρά" style:family="text">
      <style:text-properties fo:font-size="12pt" style:font-size-asian="12pt" style:font-size-complex="12pt"/>
    </style:style>
    <style:style style:name="T23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36" style:parent-style-name="Προεπιλεγμένηγραμματοσειρά" style:family="text">
      <style:text-properties fo:font-size="12pt" style:font-size-asian="12pt" style:font-size-complex="12pt"/>
    </style:style>
    <style:style style:name="P237" style:parent-style-name="Παράγραφοςλίστας" style:family="paragraph"/>
    <style:style style:name="T238" style:parent-style-name="Προεπιλεγμένηγραμματοσειρά" style:family="text">
      <style:text-properties fo:font-size="12pt" style:font-size-asian="12pt" style:font-size-complex="12pt"/>
    </style:style>
    <style:style style:name="T23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0" style:parent-style-name="Προεπιλεγμένηγραμματοσειρά" style:family="text">
      <style:text-properties fo:font-size="12pt" style:font-size-asian="12pt" style:font-size-complex="12pt"/>
    </style:style>
    <style:style style:name="P241" style:parent-style-name="Παράγραφοςλίστας" style:family="paragraph"/>
    <style:style style:name="T242" style:parent-style-name="Προεπιλεγμένηγραμματοσειρά" style:family="text">
      <style:text-properties fo:font-size="12pt" style:font-size-asian="12pt" style:font-size-complex="12pt"/>
    </style:style>
    <style:style style:name="T24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4" style:parent-style-name="Προεπιλεγμένηγραμματοσειρά" style:family="text">
      <style:text-properties fo:font-size="12pt" style:font-size-asian="12pt" style:font-size-complex="12pt"/>
    </style:style>
    <style:style style:name="T24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6" style:parent-style-name="Προεπιλεγμένηγραμματοσειρά" style:family="text">
      <style:text-properties fo:font-size="12pt" style:font-size-asian="12pt" style:font-size-complex="12pt"/>
    </style:style>
    <style:style style:name="T24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48" style:parent-style-name="Προεπιλεγμένηγραμματοσειρά" style:family="text">
      <style:text-properties fo:font-size="12pt" style:font-size-asian="12pt" style:font-size-complex="12pt"/>
    </style:style>
    <style:style style:name="P249" style:parent-style-name="Παράγραφοςλίστας" style:family="paragraph"/>
    <style:style style:name="T250" style:parent-style-name="Προεπιλεγμένηγραμματοσειρά" style:family="text">
      <style:text-properties fo:font-size="12pt" style:font-size-asian="12pt" style:font-size-complex="12pt"/>
    </style:style>
    <style:style style:name="T25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2" style:parent-style-name="Προεπιλεγμένηγραμματοσειρά" style:family="text">
      <style:text-properties fo:font-size="12pt" style:font-size-asian="12pt" style:font-size-complex="12pt"/>
    </style:style>
    <style:style style:name="T25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4" style:parent-style-name="Προεπιλεγμένηγραμματοσειρά" style:family="text">
      <style:text-properties fo:font-size="12pt" style:font-size-asian="12pt" style:font-size-complex="12pt"/>
    </style:style>
    <style:style style:name="T255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6" style:parent-style-name="Προεπιλεγμένηγραμματοσειρά" style:family="text">
      <style:text-properties fo:font-size="12pt" style:font-size-asian="12pt" style:font-size-complex="12pt"/>
    </style:style>
    <style:style style:name="T257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58" style:parent-style-name="Προεπιλεγμένηγραμματοσειρά" style:family="text">
      <style:text-properties fo:font-size="12pt" style:font-size-asian="12pt" style:font-size-complex="12pt"/>
    </style:style>
    <style:style style:name="T259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0" style:parent-style-name="Προεπιλεγμένηγραμματοσειρά" style:family="text">
      <style:text-properties fo:font-size="12pt" style:font-size-asian="12pt" style:font-size-complex="12pt"/>
    </style:style>
    <style:style style:name="T261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2" style:parent-style-name="Προεπιλεγμένηγραμματοσειρά" style:family="text">
      <style:text-properties fo:font-size="12pt" style:font-size-asian="12pt" style:font-size-complex="12pt"/>
    </style:style>
    <style:style style:name="T263" style:parent-style-name="Προεπιλεγμένηγραμματοσειρά" style:family="text">
      <style:text-properties fo:font-size="12pt" style:font-size-asian="12pt" style:font-size-complex="12pt" fo:language="en" fo:country="US"/>
    </style:style>
    <style:style style:name="T264" style:parent-style-name="Προεπιλεγμένηγραμματοσειρά" style:family="text">
      <style:text-properties fo:font-size="12pt" style:font-size-asian="12pt" style:font-size-complex="12pt"/>
    </style:style>
    <style:style style:name="T265" style:parent-style-name="Προεπιλεγμένηγραμματοσειρά" style:family="text">
      <style:text-properties fo:font-size="12pt" style:font-size-asian="12pt" style:font-size-complex="12pt"/>
    </style:style>
    <style:style style:name="P266" style:parent-style-name="Παράγραφοςλίστας" style:family="paragraph">
      <style:paragraph-properties fo:margin-left="1.25in">
        <style:tab-stops/>
      </style:paragraph-properties>
    </style:style>
  </office:automatic-styles>
  <office:body>
    <office:text text:use-soft-page-breaks="true">
      <text:h text:style-name="P1" text:outline-level="1">ΑΝΑΦΟΡΑ ΕΞΑΜΗΝΙΑΙΑΣ ΕΡΓΑΣΙΑΣ ΓΙΑ ΤΟ ΜΑΘΗΜΑ «ΤΕΧΝΟΛΟΓΙΑ ΠΟΛΥΜΕΣΩΝ» ΤΟΥ 7<text:span text:style-name="T2">ΟΥ</text:span><text:s/>ΕΞΑΜΗΝΟΥ</text:h>
      <text:p text:style-name="Βασικό"/>
      <text:p text:style-name="P3">Δημήτριος Βασιλείου, 03119830, ΣΗΜΜΥ</text:p>
      <text:p text:style-name="P4"/>
      <text:p text:style-name="P5">Στο παρόν έγγραφο περιγράφεται με συντομία ο σχεδιασμός της υλοποίησης της εφαρμογής, και<text:s/>λοιπά σχόλια για την εφαρμογή.</text:p>
      <text:h text:style-name="Επικεφαλίδα2" text:outline-level="2">Σχεδιασμός Υλοποίησης</text:h>
      <text:list text:style-name="LFO1" text:continue-numbering="true">
        <text:list-item>
          <text:p text:style-name="P6"><text:span text:style-name="T7">Η κλάση<text:s/></text:span><text:span text:style-name="T8">GameConfiguration</text:span><text:span text:style-name="T9"><text:s/>αναλαμβάνει να θέσει τις προδιαγραφές του παιχνιδιού μέσω του αρχείου που φορτώνεται από το μενού. Συγκεκριμένα καθορίζει το ύψος (</text:span><text:span text:style-name="T10">height</text:span><text:span text:style-name="T11">) και το πλάτος (</text:span><text:span text:style-name="T12">width</text:span><text:span text:style-name="T13">) του<text:s/></text:span><text:span text:style-name="T14">board</text:span><text:span text:style-name="T15">, τον αριθμό των ναρκών (</text:span><text:span text:style-name="T16">minesNumber</text:span><text:span text:style-name="T17">), το διαθέσιμο χρόνο σε<text:s/></text:span><text:span text:style-name="T18">seconds</text:span><text:span text:style-name="T19"><text:s/>(</text:span><text:span text:style-name="T20">time</text:span><text:span text:style-name="T21">), το αν υπάρχει ή όχι υπερ-νάρκη (</text:span><text:span text:style-name="T22">superMine</text:span><text:span text:style-name="T23">) και τη δυσκολία (</text:span><text:span text:style-name="T24">difficulty</text:span><text:span text:style-name="T25">) μέσω των αντίστοιχων<text:s/></text:span><text:span text:style-name="T26">στατικών<text:s/></text:span><text:span text:style-name="T27">μεθόδων.</text:span></text:p>
        </text:list-item>
        <text:list-item>
          <text:p text:style-name="P28"><text:span text:style-name="T29">Η<text:s/></text:span><text:span text:style-name="T30">public</text:span><text:span text:style-name="T31"><text:s/></text:span><text:span text:style-name="T32">static</text:span><text:span text:style-name="T33"><text:s/>μέθοδος<text:s/></text:span><text:span text:style-name="T34">gameRules</text:span><text:span text:style-name="T35">() της κλάσης δέχεται ως όρισμα το αρχικό<text:s/></text:span><text:span text:style-name="T36">stage</text:span><text:span text:style-name="T37"><text:s/>της εναρκτήριας κλάσης (</text:span><text:span text:style-name="T38">HelloApplication</text:span><text:span text:style-name="T39">) και δημιουργεί ένα άδειο αρχικά πλαίσιο μαζί με τη μπάρα του μενού, μέσω ενός<text:s/></text:span><text:span text:style-name="T40">BorderPane</text:span><text:span text:style-name="T41">. Οι λειτουργίες που επιτελούνται με το πάτημα σε κάθε<text:s/></text:span><text:span text:style-name="T42">menu</text:span><text:span text:style-name="T43"><text:s/></text:span><text:span text:style-name="T44">item</text:span><text:span text:style-name="T45"><text:s/>υλοποιούνται στην τρέχουσα μέθοδο, δηλαδή η δημιουργία του αρχείου περιγραφής του παιχνιδιού, το φόρτωμα του επιθυμητού αρχείου περιγραφής, η έναρξη του παιχνιδιού, καθώς και η αποκάλυψη των θέσεων όπου βρίσκονται οι νάρκες. Για την εκτέλεση κάποια λειτουργίας με το πάτημα σε κάποιο<text:s/></text:span><text:span text:style-name="T46">menu</text:span><text:span text:style-name="T47"><text:s/></text:span><text:span text:style-name="T48">item</text:span><text:span text:style-name="T49">, χρησιμοποιήθηκαν οι συναρτήσεις<text:s/></text:span><text:span text:style-name="T50">setOnAction</text:span><text:span text:style-name="T51">() και<text:s/></text:span><text:span text:style-name="T52">setOnMouseClicked</text:span><text:span text:style-name="T53">().<text:s/></text:span></text:p>
        </text:list-item>
        <text:list-item>
          <text:p text:style-name="P54"><text:span text:style-name="T55">Σημειώνεται πως όταν πατηθεί το κουμπί<text:s/></text:span><text:span text:style-name="T56">Start</text:span><text:span text:style-name="T57">, η μέθοδος<text:s/></text:span><text:span text:style-name="T58">gameRules</text:span><text:span text:style-name="T59">() φτιάχνει ένα νέο αντικείμενο της κλάσης<text:s/></text:span><text:span text:style-name="T60">Game</text:span><text:span text:style-name="T61"><text:s/>το οποίο δέχεται ως παραμέτρους μέσω κατάλληλων<text:s/></text:span><text:span text:style-name="T62">getters</text:span><text:span text:style-name="T63"><text:s/>στον κατασκευαστή του την δυσκολία, τον αριθμό των ναρκών, το διαθέσιμο χρόνο την ύπαρξη ή όχι υπερ-νάρκης, το ύψος και το πλάτος, όπως αυτά έχουν καθοριστεί από την κλάση<text:s/></text:span><text:span text:style-name="T64">GameConfiguration</text:span><text:span text:style-name="T65">. Επίσης, δέχεται το<text:s/></text:span><text:span text:style-name="T66">stage</text:span><text:span text:style-name="T67"><text:s/>της αρχικής κλάσης, καθώς και το αρχικό<text:s/></text:span><text:span text:style-name="T68">BorderPane</text:span><text:span text:style-name="T69"><text:s/>που έχει σχηματιστεί.</text:span></text:p>
        </text:list-item>
        <text:list-item>
          <text:p text:style-name="P70"><text:span text:style-name="T71">Για το νέο παιχνίδι που δημιουργήθηκε, η<text:s/></text:span><text:span text:style-name="T72">gameRules</text:span><text:span text:style-name="T73">() καλεί στη συνέχεια τη μέθοδο<text:s/></text:span><text:span text:style-name="T74">initBoard</text:span><text:span text:style-name="T75">(), η οποία δημιουργεί ένα<text:s/></text:span><text:span text:style-name="T76">GridPane</text:span><text:span text:style-name="T77"><text:s/>το οποίο θα αποτελέσει το «πλέγμα» με τα τετράγωνα. Η κλάση<text:s/></text:span><text:span text:style-name="T78">Game</text:span><text:span text:style-name="T79"><text:s/>περιλαμβάνει ένα<text:s/></text:span><text:span text:style-name="T80">public</text:span><text:span text:style-name="T81"><text:s/>πεδίο<text:s/></text:span><text:span text:style-name="T82">squares</text:span><text:span text:style-name="T83"><text:s/>που περιέχει όλα τα τετράγωνα. Μέσω ενός<text:s/></text:span><text:span text:style-name="T84">for</text:span><text:span text:style-name="T85">-</text:span><text:span text:style-name="T86">loop</text:span><text:span text:style-name="T87">, το<text:s/></text:span><text:span text:style-name="T88">GridPane</text:span><text:span text:style-name="T89"><text:s/>και το πεδίο<text:s/></text:span><text:span text:style-name="T90">squares</text:span><text:span text:style-name="T91"><text:s/>γεμίζουν με νέα αντικείμενα της κλάσης<text:s/></text:span><text:span text:style-name="T92">Square</text:span><text:span text:style-name="T93">. Κάθε αντικείμενο της κλάσης<text:s/></text:span><text:span text:style-name="T94">Square</text:span><text:span text:style-name="T95">, περιέχει ως πεδίο έναν πίνακα από<text:s/></text:span><text:span text:style-name="T96">Square</text:span><text:span text:style-name="T97"><text:s/>που περιέχει όλα τα γειτονικά τετράγωνα. Ο πίνακας αυτός γεμίζει στην μέθοδο<text:s/></text:span><text:span text:style-name="T98">initBoard</text:span><text:span text:style-name="T99">() μέσω<text:s/></text:span><text:span text:style-name="T100">for</text:span><text:span text:style-name="T101">-</text:span><text:span text:style-name="T102">loops</text:span><text:span text:style-name="T103">. Η ίδια μέθοδος έπειτα, δημιουργεί ένα πλαίσιο κάτω από το μενού, με τον αριθμό των ναρκών, τον αριθμό των μαρκαρισμένων τετραγώνων και το χρονόμετρο.<text:s/></text:span></text:p>
        </text:list-item>
        <text:list-item>
          <text:p text:style-name="P104"><text:span text:style-name="T105">Η κλάση<text:s/></text:span><text:span text:style-name="T106">Game</text:span><text:span text:style-name="T107"><text:s/>περιλαμβάνει ακόμα μία</text:span><text:span text:style-name="Αριθμόςσελίδας"><text:s/></text:span><text:span text:style-name="T108">public</text:span><text:span text:style-name="T109"><text:s/>μέθοδο<text:s/></text:span><text:span text:style-name="T110">win</text:span><text:span text:style-name="T111">(), η οποία καλείται όταν ο παίκτης νικάει, και απεικονίζει στην οθόνη ένα<text:s/></text:span><text:span text:style-name="T112">popup</text:span><text:span text:style-name="T113"><text:s/></text:span><text:span text:style-name="T114">window</text:span><text:span text:style-name="T115"><text:s/>που αναγράφει ότι ο παίκτης νίκησε. Η μέθοδος<text:s/></text:span><text:span text:style-name="T116">lose</text:span><text:span text:style-name="T117">(), καλείται αντίστοιχα όταν ο παίκτης χάνει και εμφανίζει κατάλληλο μήνυμα στην οθόνη μέσω<text:s/></text:span><text:span text:style-name="T118">popup</text:span><text:span text:style-name="T119"><text:s/></text:span><text:span text:style-name="T120">window</text:span><text:span text:style-name="T121">. Σημειώνεται πως η κλήση των στατικών μεθόδων<text:s/></text:span><text:span text:style-name="T122">win</text:span><text:span text:style-name="T123">() και<text:s/></text:span><text:span text:style-name="T124">lose</text:span><text:span text:style-name="T125">() πραγματοποιείται μέσα στην κλάση<text:s/></text:span><text:span text:style-name="T126">Square</text:span><text:span text:style-name="T127">, καθώς αυτή αναλαμβάνει την αποκάλυψη των τετραγώνων, όπως θα αναφερθεί στη συνέχεια. Τέλος, η μέθοδος<text:s/></text:span><text:span text:style-name="T128">initMines</text:span><text:span text:style-name="T129">() της κλάσης<text:s/></text:span><text:span text:style-name="T130">Game</text:span><text:span text:style-name="T131">, τοποθετεί τυχαία σε αντικείμενα<text:s/></text:span><text:span text:style-name="T132">Square</text:span><text:span text:style-name="T133"><text:s/>που δημιουργήθηκαν προηγουμένως, νάρκη μέσω του πίνακα<text:s/></text:span><text:span text:style-name="T134">squares</text:span><text:span text:style-name="T135">, και γεμίζει το αρχείο “</text:span><text:span text:style-name="T136">mines</text:span><text:span text:style-name="T137">.</text:span><text:span text:style-name="T138">txt</text:span><text:span text:style-name="T139">” με τις συντεταγμένες των ναρκών. Η μέθοδος αυτή, καλείται στην μέθοδο<text:s/></text:span><text:span text:style-name="T140">gameRules</text:span><text:span text:style-name="T141">() της<text:s/></text:span><text:span text:style-name="T142">GameConfiguration</text:span><text:span text:style-name="T143">, μετά την<text:s/></text:span><text:span text:style-name="T144">initBoard</text:span><text:span text:style-name="T145">().</text:span></text:p>
        </text:list-item>
        <text:list-item>
          <text:p text:style-name="P146"><text:span text:style-name="T147">Η κλάση<text:s/></text:span><text:span text:style-name="T148">Square</text:span><text:span text:style-name="T149"><text:s/>που αναφέρθηκε προηγουμένως, κληρονομεί από την κλάση<text:s/></text:span><text:span text:style-name="T150">StackPane</text:span><text:span text:style-name="T151"><text:s/>και περιλαμβάνει τις<text:s/></text:span><text:span text:style-name="T152">x</text:span><text:span text:style-name="T153"><text:s/>και<text:s/></text:span><text:span text:style-name="T154">y</text:span><text:span text:style-name="T155"><text:s/>συντεταγμένες(<text:s/></text:span><text:span text:style-name="T156">xCord</text:span><text:span text:style-name="T157">,<text:s/></text:span><text:span text:style-name="T158">yCord</text:span><text:span text:style-name="T159">) ένα<text:s/></text:span><text:span text:style-name="T160">Vector</text:span><text:span text:style-name="T161"><text:s/>από<text:s/></text:span><text:span text:style-name="T162">Square</text:span><text:span text:style-name="T163"><text:s/>με τα γειτονικά<text:s/></text:span><text:span text:style-name="T164">Squares</text:span><text:span text:style-name="T165"><text:s/>(</text:span><text:span text:style-name="T166">neighbors</text:span><text:span text:style-name="T167">), το αν είναι αποκαλυμμένο ή όχι<text:s/></text:span><text:span text:style-name="T168"><text:s/>(</text:span><text:span text:style-name="T169">isRevealed</text:span><text:span text:style-name="T170">), το αν περιέχει νάρκη (</text:span><text:span text:style-name="T171">hasBomb</text:span><text:span text:style-name="T172">), το αν<text:s/></text:span><text:soft-page-break/><text:span text:style-name="T173">περιέχει υπερ-νάρκη (</text:span><text:span text:style-name="T174">hasSuperMine</text:span><text:span text:style-name="T175">) και ένα<text:s/></text:span><text:span text:style-name="T176">Text</text:span><text:span text:style-name="T177"><text:s/>που θα γράφει είτε τους γείτονες, είτε “</text:span><text:span text:style-name="T178">X</text:span><text:span text:style-name="T179">” για τη νάρκη, είτε “</text:span><text:span text:style-name="T180">F</text:span><text:span text:style-name="T181">” για τη σημαία. Επίσης, περιέχει ένα στατικό πεδίο<text:s/></text:span><text:span text:style-name="T182">flagCounter</text:span><text:span text:style-name="T183"><text:s/>που μετράει το πλήθος των σημαιών που έχουν χρησιμοποιηθεί και ένα στατικό πεδίο<text:s/></text:span><text:span text:style-name="T184">movesCounter</text:span><text:span text:style-name="T185"><text:s/>για τον αριθμό των προσπαθειών (όπως αναφέρεται στην εκφώνηση για την υπερ-νάρκη). Η κλάση<text:s/></text:span><text:span text:style-name="T186">Square</text:span><text:span text:style-name="T187">, αναλαμβάνει την αποκάλυψη των τετραγώνων, το μαρκάρισμα με σημαία, και την αποκάλυψη της νάρκης, αν ο παίκτης πατήσει πάνω σε νάρκη. Για την αποκάλυψη των τετραγώνων υπάρχει η<text:s/></text:span><text:span text:style-name="T188">public</text:span><text:span text:style-name="T189"><text:s/>μέθοδος<text:s/></text:span><text:span text:style-name="T190">reveal</text:span><text:span text:style-name="T191">(), και συγκεκριμένα μέσα σε αυτή, γίνονται τα εξής:</text:span></text:p>
        </text:list-item>
      </text:list>
      <text:list text:style-name="LFO2" text:continue-numbering="true">
        <text:list-item>
          <text:p text:style-name="P192"><text:span text:style-name="T193">Αν το τετράγωνο που πατιέται δεν έχει νάρκη, καλείται η μέθοδος<text:s/></text:span><text:span text:style-name="T194">squareReveal</text:span><text:span text:style-name="T195">(), αλλιώς ο παίκτης χάνει και καλείται η μέθοδος<text:s/></text:span><text:span text:style-name="T196">lose</text:span><text:span text:style-name="T197">() της κλάσης<text:s/></text:span><text:span text:style-name="T198">Game</text:span><text:span text:style-name="T199">.</text:span></text:p>
        </text:list-item>
        <text:list-item>
          <text:p text:style-name="P200"><text:span text:style-name="T201">Αν πατιέται το τετράγωνο με δεξί κλικ αντί για αριστερό, καλείται η μέθοδος<text:s/></text:span><text:span text:style-name="T202">squareRevealWithFlag</text:span><text:span text:style-name="T203">(). Αν ωστόσο η το τετράγωνο που πατιέται έχει υπερ-νάρκη, και δεν έχουν ξεπεραστεί οι 4 κινήσεις, καλείται η μέθοδος<text:s/></text:span><text:span text:style-name="T204">flagSuperMine</text:span><text:span text:style-name="T205">() για κάθε τετράγωνο, και αποκαλύπτονται όσα τετράγωνα βρίσκονται στην ίδια γραμμή και στήλη με αυτό που περιέχει την υπερ-νάρκη.</text:span></text:p>
        </text:list-item>
      </text:list>
      <text:p text:style-name="P206"><text:span text:style-name="T207">Τέλος, οι κλάσεις<text:s/></text:span><text:span text:style-name="T208">InvalidDescriptionException</text:span><text:span text:style-name="T209"><text:s/>και<text:s/></text:span><text:span text:style-name="T210">InvalidValueException</text:span><text:span text:style-name="T211"><text:s/>κληρονομούν από την κλάση<text:s/></text:span><text:span text:style-name="T212">Exception</text:span><text:span text:style-name="T213"><text:s/>και αναλαμβάνουν την δημιουργία<text:s/></text:span><text:span text:style-name="T214">popup</text:span><text:span text:style-name="T215"><text:s/></text:span><text:span text:style-name="T216">windows</text:span><text:span text:style-name="T217"><text:s/>με κατάλληλα μηνύματα όταν προκύπτουν τα αντίστοιχα σφάλματα. Η κλάση<text:s/></text:span><text:span text:style-name="T218">GameConfiguration</text:span><text:span text:style-name="T219">, στην μέθοδο<text:s/></text:span><text:span text:style-name="T220">gameRules</text:span><text:span text:style-name="T221">, κατά το πάτημα του κουμπιού<text:s/></text:span><text:span text:style-name="T222">Load</text:span><text:span text:style-name="T223">, μπορεί να «πετάξει» αυτές τις εξαιρέσεις.</text:span></text:p>
      <text:p text:style-name="P224"/>
      <text:h text:style-name="Επικεφαλίδα2" text:outline-level="2"><text:s/>Λοιπά Σχόλια</text:h>
      <text:list text:style-name="LFO3" text:continue-numbering="true">
        <text:list-item>
          <text:p text:style-name="P225"><text:span text:style-name="T226">Για το<text:s/></text:span><text:span text:style-name="T227">project</text:span><text:span text:style-name="T228">, χρησιμοποιήθηκε ο<text:s/></text:span><text:span text:style-name="T229">IDE</text:span><text:span text:style-name="T230"><text:s/></text:span><text:span text:style-name="T231">IntelliJ</text:span><text:span text:style-name="T232">.</text:span></text:p>
        </text:list-item>
      </text:list>
      <text:list text:style-name="LFO4" text:continue-numbering="true">
        <text:list-item>
          <text:p text:style-name="P233"><text:span text:style-name="T234">Το γραφικό περιβάλλον υλοποιήθηκε εξ ολοκλήρου στις κλάσεις και δεν χρησιμοποιήθηκε καθόλου το πρόγραμμα<text:s/></text:span><text:span text:style-name="T235">SceneBuilder</text:span><text:span text:style-name="T236">.</text:span></text:p>
        </text:list-item>
        <text:list-item>
          <text:p text:style-name="P237"><text:span text:style-name="T238">Η κλάση<text:s/></text:span><text:span text:style-name="T239">Mine</text:span><text:span text:style-name="T240"><text:s/>δεν χρειάστηκε.</text:span></text:p>
        </text:list-item>
        <text:list-item>
          <text:p text:style-name="P241"><text:span text:style-name="T242">Η τεκμηρίωση με το εργαλείο<text:s/></text:span><text:span text:style-name="T243">Javadoc</text:span><text:span text:style-name="T244">, πραγματοποιήθηκε για όλες τις<text:s/></text:span><text:span text:style-name="T245">public</text:span><text:span text:style-name="T246"><text:s/>μεθόδους της κλάσης<text:s/></text:span><text:span text:style-name="T247">Square</text:span><text:span text:style-name="T248">.</text:span></text:p>
        </text:list-item>
        <text:list-item>
          <text:p text:style-name="P249"><text:span text:style-name="T250">Το αρχείο “</text:span><text:span text:style-name="T251">rounds</text:span><text:span text:style-name="T252">.</text:span><text:span text:style-name="T253">txt</text:span><text:span text:style-name="T254">” στο φάκελο<text:s/></text:span><text:span text:style-name="T255">media</text:span><text:span text:style-name="T256">-</text:span><text:span text:style-name="T257">lab</text:span><text:span text:style-name="T258"><text:s/>αποθηκεύει τα δεδομένα για όλα τα παιχνίδια και χρησιμοποιείται για την λειτουργικότητα του<text:s/></text:span><text:span text:style-name="T259">button</text:span><text:span text:style-name="T260"><text:s/>“</text:span><text:span text:style-name="T261">Rounds</text:span><text:span text:style-name="T262">” στο μενού “</text:span><text:span text:style-name="T263">Details</text:span><text:span text:style-name="T264">”</text:span><text:span text:style-name="T265">.</text:span></text:p>
        </text:list-item>
      </text:list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 fo:font-weight="bold" style:font-weight-asian="bold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Δημητριος Βασιλειου</meta:initial-creator>
    <dc:creator>Δημητριος Βασιλειου</dc:creator>
    <meta:creation-date>2023-03-15T20:22:00Z</meta:creation-date>
    <dc:date>2023-03-17T14:52:00Z</dc:date>
    <meta:template xlink:href="Normal" xlink:type="simple"/>
    <meta:editing-cycles>51</meta:editing-cycles>
    <meta:editing-duration>PT6840S</meta:editing-duration>
    <meta:document-statistic meta:page-count="2" meta:paragraph-count="10" meta:word-count="855" meta:character-count="5465" meta:row-count="38" meta:non-whitespace-character-count="4620"/>
  </office:meta>
</office:document-meta>
</file>